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333a" officeooo:paragraph-rsid="0017333a"/>
    </style:style>
    <style:style style:name="P2" style:family="paragraph" style:parent-style-name="Standard">
      <style:text-properties officeooo:rsid="0017333a" officeooo:paragraph-rsid="0019b9a5"/>
    </style:style>
    <style:style style:name="T1" style:family="text">
      <style:text-properties officeooo:rsid="00186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1">Tout ce qui est considéré comme relevant du virtuel et donc du numérique, NTIC apparaît aux néophytes comme dématérialisé ou non-polluant . Une fausse idée en soi qui vient à changer . </text:p>
      <text:p text:style-name="P1">Toute demande nécessite un exécution, celle-ci bien-entendu demande de générer de l’énergie électrique .</text:p>
      <text:p text:style-name="P1"/>
      <text:p text:style-name="P1">Le rapport de SMART 2020 a ainsi estimé que Les Technologies de l’Information et de la Communication (TIC) sont responsable de 2 % des émissions en CO² sur la planète. </text:p>
      <text:p text:style-name="P1">A titre de comparaison <text:s/>le même impact que les transports aériens sur la planète.</text:p>
      <text:p text:style-name="P1"/>
      <text:p text:style-name="P2">Sustainable Materials Rating Technology <text:s/><text:span text:style-name="T1">Smart lab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0:50:55.214030418</meta:creation-date>
    <meta:generator>LibreOffice/5.2.5.1$Linux_X86_64 LibreOffice_project/20m0$Build-1</meta:generator>
    <dc:date>2017-02-22T15:56:33.608874616</dc:date>
    <meta:editing-duration>PT47M36S</meta:editing-duration>
    <meta:editing-cycles>2</meta:editing-cycles>
    <meta:document-statistic meta:table-count="0" meta:image-count="0" meta:object-count="0" meta:page-count="1" meta:paragraph-count="6" meta:word-count="97" meta:character-count="591" meta:non-whitespace-character-count="495"/>
  </office:meta>
</office:document-meta>
</file>